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emove-duplicates-from-sorted-array/" text:style-name="Internet_20_link" text:visited-style-name="Visited_20_Internet_20_Link"><text:span text:style-name="T1">26. Remove Duplicates from Sorted Array</text:span></text:a></text:p>
      <text:section text:style-name="Sect1" text:name="headlessui-popover-button-:r22:">
        <text:p text:style-name="Standard"/>
      </text:section>
      <text:section text:style-name="Sect1" text:name="headlessui-popover-button-:rr:">
        <text:p text:style-name="Standard"/>
      </text:section>
      <text:p text:style-name="P4">Easy</text:p>
      <text:p text:style-name="P4">12K</text:p>
      <text:p text:style-name="P4">15.9K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5">Companies</text:p>
      <text:p text:style-name="P6"><text:span text:style-name="T1">Given an integer array </text:span><text:span text:style-name="Source_20_Text"><text:span text:style-name="T2">nums</text:span></text:span><text:span text:style-name="T1"> sorted in </text:span><text:span text:style-name="Strong_20_Emphasis"><text:span text:style-name="T1">non-decreasing order</text:span></text:span><text:span text:style-name="T1">, remove the duplicates </text:span><text:a xlink:type="simple" xlink:href="https://en.wikipedia.org/wiki/In-place_algorithm" office:target-frame-name="_blank" xlink:show="new" text:style-name="Internet_20_link" text:visited-style-name="Visited_20_Internet_20_Link"><text:span text:style-name="Strong_20_Emphasis"><text:span text:style-name="T1">in-place</text:span></text:span></text:a><text:span text:style-name="T1"> such that each unique element appears only </text:span><text:span text:style-name="Strong_20_Emphasis"><text:span text:style-name="T1">once</text:span></text:span><text:span text:style-name="T1">. The </text:span><text:span text:style-name="Strong_20_Emphasis"><text:span text:style-name="T1">relative order</text:span></text:span><text:span text:style-name="T1"> of the elements should be kept the </text:span><text:span text:style-name="Strong_20_Emphasis"><text:span text:style-name="T1">same</text:span></text:span><text:span text:style-name="T1">. Then return </text:span><text:span text:style-name="Emphasis"><text:span text:style-name="T1">the number of unique elements in </text:span></text:span><text:span text:style-name="Source_20_Text"><text:span text:style-name="T2">nums</text:span></text:span><text:span text:style-name="T1">.</text:span></text:p>
      <text:p text:style-name="P6"><text:span text:style-name="T1">Consider the number of unique elements of </text:span><text:span text:style-name="Source_20_Text"><text:span text:style-name="T2">nums</text:span></text:span><text:span text:style-name="T1"> to be </text:span><text:span text:style-name="Source_20_Text"><text:span text:style-name="T2">k</text:span></text:span><text:span text:style-name="T1">, to get accepted, you need to do the following things:</text:span></text:p>
      <text:list xml:id="list109392884" text:style-name="L1">
        <text:list-item>
          <text:p text:style-name="P7"><text:span text:style-name="T1">Change the array </text:span><text:span text:style-name="Source_20_Text"><text:span text:style-name="T2">nums</text:span></text:span><text:span text:style-name="T1"> such that the first </text:span><text:span text:style-name="Source_20_Text"><text:span text:style-name="T2">k</text:span></text:span><text:span text:style-name="T1"> elements of </text:span><text:span text:style-name="Source_20_Text"><text:span text:style-name="T2">nums</text:span></text:span><text:span text:style-name="T1"> contain the unique elements in the order they were present in </text:span><text:span text:style-name="Source_20_Text"><text:span text:style-name="T2">nums</text:span></text:span><text:span text:style-name="T1"> initially. The remaining elements of </text:span><text:span text:style-name="Source_20_Text"><text:span text:style-name="T2">nums</text:span></text:span><text:span text:style-name="T1"> are not important as well as the size of </text:span><text:span text:style-name="Source_20_Text"><text:span text:style-name="T2">nums</text:span></text:span><text:span text:style-name="T1">.</text:span></text:p>
        </text:list-item>
        <text:list-item>
          <text:p text:style-name="P8"><text:span text:style-name="T1">Return </text:span><text:span text:style-name="Source_20_Text"><text:span text:style-name="T2">k</text:span></text:span><text:span text:style-name="T1">.</text:span></text:p>
        </text:list-item>
      </text:list>
      <text:p text:style-name="P6"><text:span text:style-name="Strong_20_Emphasis"><text:span text:style-name="T1">Custom Judge:</text:span></text:span></text:p>
      <text:p text:style-name="P9">The judge will test your solution with the following code:</text:p>
      <text:p text:style-name="P2">int[] nums = [...]; // Input array</text:p>
      <text:p text:style-name="P2">int[] expectedNums = [...]; // The expected answer with correct length</text:p>
      <text:p text:style-name="P3"/>
      <text:p text:style-name="P2">int k = removeDuplicates(nums); // Calls your implementation</text:p>
      <text:p text:style-name="P3"/>
      <text:p text:style-name="P2">assert k == expectedNums.length;</text:p>
      <text:p text:style-name="P2">for (int i = 0; i &lt; k; i++) {</text:p>
      <text:p text:style-name="P2"><text:s text:c="4"/>assert nums[i] == expectedNums[i];</text:p>
      <text:p text:style-name="P1">}</text:p>
      <text:p text:style-name="P6"><text:span text:style-name="T1">If all assertions pass, then your solution will be </text:span><text:span text:style-name="Strong_20_Emphasis"><text:span text:style-name="T1">accepted</text:span></text:span><text:span text:style-name="T1">.</text:span></text:p>
      <text:p text:style-name="P9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1,1,2]</text:span></text:p>
      <text:p text:style-name="P3"><text:span text:style-name="Strong_20_Emphasis"><text:span text:style-name="T1">Output:</text:span></text:span><text:span text:style-name="T1"> 2, nums = [1,2,_]</text:span></text:p>
      <text:p text:style-name="P3"><text:span text:style-name="Strong_20_Emphasis"><text:span text:style-name="T1">Explanation:</text:span></text:span><text:span text:style-name="T1"> Your function should return k = 2, with the first two elements of nums being 1 and 2 respectively.</text:span></text:p>
      <text:p text:style-name="P1">It does not matter what you leave beyond the returned k (hence they are underscores).</text:p>
      <text:p text:style-name="P6"><text:span text:style-name="Strong_20_Emphasis"><text:span text:style-name="T1">Example 2:</text:span></text:span></text:p>
      <text:p text:style-name="P3"><text:soft-page-break/><text:span text:style-name="Strong_20_Emphasis"><text:span text:style-name="T1">Input:</text:span></text:span><text:span text:style-name="T1"> nums = [0,0,1,1,1,2,2,3,3,4]</text:span></text:p>
      <text:p text:style-name="P3"><text:span text:style-name="Strong_20_Emphasis"><text:span text:style-name="T1">Output:</text:span></text:span><text:span text:style-name="T1"> 5, nums = [0,1,2,3,4,_,_,_,_,_]</text:span></text:p>
      <text:p text:style-name="P3"><text:span text:style-name="Strong_20_Emphasis"><text:span text:style-name="T1">Explanation:</text:span></text:span><text:span text:style-name="T1"> Your function should return k = 5, with the first five elements of nums being 0, 1, 2, 3, and 4 respectively.</text:span></text:p>
      <text:p text:style-name="P1">It does not matter what you leave beyond the returned k (hence they are underscores).</text:p>
      <text:p text:style-name="P9"> </text:p>
      <text:p text:style-name="P6"><text:span text:style-name="Strong_20_Emphasis"><text:span text:style-name="T1">Constraints:</text:span></text:span></text:p>
      <text:list xml:id="list3973778841" text:style-name="L2">
        <text:list-item>
          <text:p text:style-name="P10"><text:span text:style-name="Source_20_Text"><text:span text:style-name="T2">1 &lt;= nums.length &lt;= 3 * 10</text:span></text:span><text:span text:style-name="Source_20_Text"><text:span text:style-name="T1">4</text:span></text:span></text:p>
        </text:list-item>
        <text:list-item>
          <text:p text:style-name="P10"><text:span text:style-name="Source_20_Text"><text:span text:style-name="T2">-100 &lt;= nums[i] &lt;= 100</text:span></text:span></text:p>
        </text:list-item>
        <text:list-item>
          <text:p text:style-name="P11"><text:span text:style-name="Source_20_Text"><text:span text:style-name="T2">nums</text:span></text:span><text:span text:style-name="T1"> is sorted in </text:span><text:span text:style-name="Strong_20_Emphasis"><text:span text:style-name="T1">non-decreasing</text:span></text:span><text:span text:style-name="T1"> order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4T08:06:58.343000000</dc:date>
    <meta:editing-duration>PT12H16M37S</meta:editing-duration>
    <meta:editing-cycles>1</meta:editing-cycles>
    <meta:document-statistic meta:table-count="0" meta:image-count="0" meta:object-count="0" meta:page-count="2" meta:paragraph-count="35" meta:word-count="300" meta:character-count="1689" meta:non-whitespace-character-count="1421"/>
    <meta:generator>LibreOffice/7.2.2.2$Windows_X86_64 LibreOffice_project/02b2acce88a210515b4a5bb2e46cbfb63fe97d56</meta:generator>
  </office:meta>
</office:document-meta>
</file>